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7C000000ABB1CA45E7DFAF0BD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75in" fo:margin-right="0in" fo:text-indent="0in" style:auto-text-indent="false"/>
    </style:style>
    <style:style style:name="P7" style:family="paragraph" style:parent-style-name="Standard">
      <style:paragraph-properties fo:margin-left="0.75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.75in" fo:margin-right="0in" fo:text-indent="0in" style:auto-text-indent="false"/>
    </style:style>
    <style:style style:name="P9" style:family="paragraph" style:parent-style-name="Text_20_body">
      <style:paragraph-properties fo:margin-left="0.75in" fo:margin-right="0in" fo:text-indent="0in" style:auto-text-indent="false"/>
      <style:text-properties fo:font-style="italic" fo:background-color="#c0c0c0" style:font-style-asian="italic" style:font-style-complex="italic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style="italic" fo:background-color="#c0c0c0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>
      <style:text-properties fo:font-size="11pt" fo:background-color="#c0c0c0" style:font-size-asian="11pt" style:font-size-complex="11pt"/>
    </style:style>
    <style:style style:name="P16" style:family="paragraph" style:parent-style-name="Text_20_body">
      <style:paragraph-properties fo:margin-top="0in" fo:margin-bottom="0.0972in" loext:contextual-spacing="false"/>
    </style:style>
    <style:style style:name="P17" style:family="paragraph" style:parent-style-name="Contents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Frame_20_contents">
      <style:paragraph-properties style:punctuation-wrap="hanging" style:writing-mode="lr-tb"/>
    </style:style>
    <style:style style:name="P19" style:family="paragraph" style:parent-style-name="Frame_20_contents">
      <style:paragraph-properties style:punctuation-wrap="hanging" style:writing-mode="lr-tb"/>
      <style:text-properties fo:color="#6a8759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P20" style:family="paragraph" style:parent-style-name="Frame_20_contents">
      <style:paragraph-properties style:punctuation-wrap="hanging" style:writing-mode="lr-tb"/>
      <style:text-properties fo:color="#e8bf6a" style:font-name="DejaVu Sans Mono" fo:font-size="9pt" fo:font-style="italic" style:font-size-asian="9pt" style:font-style-asian="italic" style:font-name-complex="DejaVu Sans Mono1" style:font-style-complex="italic"/>
    </style:style>
    <style:style style:name="P21" style:family="paragraph" style:parent-style-name="Frame_20_contents">
      <style:paragraph-properties style:punctuation-wrap="hanging" style:writing-mode="lr-tb"/>
      <style:text-properties fo:color="#cc7832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P22" style:family="paragraph" style:parent-style-name="Frame_20_contents">
      <style:paragraph-properties style:punctuation-wrap="hanging" style:writing-mode="lr-tb"/>
      <style:text-properties fo:color="#808080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/>
    </style:style>
    <style:style style:name="P27" style:family="paragraph" style:parent-style-name="Frame_20_contents">
      <style:paragraph-properties style:punctuation-wrap="hanging" style:writing-mode="lr-tb"/>
    </style:style>
    <style:style style:name="P28" style:family="paragraph" style:parent-style-name="Heading_20_2" style:list-style-name="WWNum2"/>
    <style:style style:name="P29" style:family="paragraph" style:parent-style-name="Heading_20_4" style:list-style-name="WWNum2"/>
    <style:style style:name="P30" style:family="paragraph" style:parent-style-name="Text_20_body" style:list-style-name="WWNum3"/>
    <style:style style:name="P31" style:family="paragraph" style:parent-style-name="Text_20_body" style:list-style-name="WWNum4"/>
    <style:style style:name="P32" style:family="paragraph" style:parent-style-name="Text_20_body" style:list-style-name="WWNum5"/>
    <style:style style:name="P33" style:family="paragraph" style:parent-style-name="Text_20_body" style:list-style-name="WWNum6">
      <style:text-properties fo:font-style="normal" style:font-style-asian="normal" style:font-style-complex="normal"/>
    </style:style>
    <style:style style:name="P34" style:family="paragraph" style:parent-style-name="Text_20_body" style:list-style-name="WWNum7"/>
    <style:style style:name="P35" style:family="paragraph" style:parent-style-name="Text_20_body">
      <style:text-properties fo:font-style="italic" officeooo:paragraph-rsid="001db2a7" fo:background-color="#c0c0c0" style:font-style-asian="italic" style:font-style-complex="italic"/>
    </style:style>
    <style:style style:name="P36" style:family="paragraph" style:parent-style-name="Text_20_body">
      <style:text-properties officeooo:paragraph-rsid="001db2a7"/>
    </style:style>
    <style:style style:name="P37" style:family="paragraph">
      <loext:graphic-properties draw:fill="solid" draw:fill-color="#eeeeee"/>
      <style:paragraph-properties fo:text-align="start"/>
      <style:text-properties fo:color="#000000" fo:font-size="18pt"/>
    </style:style>
    <style:style style:name="T1" style:family="text">
      <style:text-properties officeooo:rsid="001b5a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c0c0c0" loext:char-shading-value="0" style:font-style-asian="italic" style:font-style-complex="italic"/>
    </style:style>
    <style:style style:name="T5" style:family="text">
      <style:text-properties fo:font-style="italic" officeooo:rsid="001db2a7" fo:background-color="#c0c0c0" loext:char-shading-value="0" style:font-style-asian="italic" style:font-style-complex="italic"/>
    </style:style>
    <style:style style:name="T6" style:family="text">
      <style:text-properties fo:color="#e8bf6a" style:font-name="DejaVu Sans Mono" fo:font-size="9pt" fo:font-style="italic" style:font-size-asian="9pt" style:font-style-asian="italic" style:font-name-complex="DejaVu Sans Mono1" style:font-style-complex="italic"/>
    </style:style>
    <style:style style:name="T7" style:family="text">
      <style:text-properties fo:color="#a9b7c6" style:font-name="DejaVu Sans Mono" fo:font-size="9pt" fo:font-style="italic" style:font-size-asian="9pt" style:font-style-asian="italic" style:font-name-complex="DejaVu Sans Mono1" style:font-style-complex="italic"/>
    </style:style>
    <style:style style:name="T8" style:family="text">
      <style:text-properties fo:color="#a9b7c6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9" style:family="text">
      <style:text-properties fo:color="#9876aa" style:font-name="DejaVu Sans Mono" fo:font-size="9pt" fo:font-style="italic" style:font-size-asian="9pt" style:font-style-asian="italic" style:font-name-complex="DejaVu Sans Mono1" style:font-style-complex="italic"/>
    </style:style>
    <style:style style:name="T10" style:family="text">
      <style:text-properties fo:color="#cc7832" style:font-name="DejaVu Sans Mono" fo:font-size="9pt" fo:font-style="italic" style:font-size-asian="9pt" style:font-style-asian="italic" style:font-name-complex="DejaVu Sans Mono1" style:font-style-complex="italic"/>
    </style:style>
    <style:style style:name="T11" style:family="text">
      <style:text-properties fo:color="#6a8759" style:font-name="DejaVu Sans Mono" fo:font-size="9pt" fo:font-style="italic" style:font-size-asian="9pt" style:font-style-asian="italic" style:font-name-complex="DejaVu Sans Mono1" style:font-style-complex="italic"/>
    </style:style>
    <style:style style:name="T12" style:family="text">
      <style:text-properties fo:color="#6a8759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db2a7"/>
    </style:style>
    <style:style style:name="T15" style:family="text">
      <style:text-properties style:use-window-font-color="true" style:font-name="Times New Roman" fo:font-size="12pt" fo:language="en" fo:country="US" fo:font-style="italic" officeooo:rsid="001db2a7" style:letter-kerning="true" fo:background-color="#c0c0c0" loext:char-shading-value="0" style:font-name-asian="DejaVu Sans" style:font-size-asian="12pt" style:language-asian="zh" style:country-asian="CN" style:font-style-asian="italic" style:font-name-complex="DejaVu Sans" style:font-size-complex="12pt" style:language-complex="hi" style:country-complex="IN" style:font-style-complex="italic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eeeee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CBUS</text:p>
      <text:p text:style-name="P25">Connect Tool</text:p>
      <text:p text:style-name="P10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23"><text:a xlink:type="simple" xlink:href="#__RefHeading___Toc3147_2669661622" text:style-name="Index_20_Link" text:visited-style-name="Index_20_Link">1 Introduction<text:tab/>1</text:a></text:p>
          <text:p text:style-name="P23"><text:a xlink:type="simple" xlink:href="#__RefHeading___Toc3149_2669661622" text:style-name="Index_20_Link" text:visited-style-name="Index_20_Link">2 Requirements<text:tab/>1</text:a></text:p>
          <text:p text:style-name="P23"><text:a xlink:type="simple" xlink:href="#__RefHeading___Toc3151_2669661622" text:style-name="Index_20_Link" text:visited-style-name="Index_20_Link">3 Installation<text:tab/>1</text:a></text:p>
          <text:p text:style-name="P23"><text:a xlink:type="simple" xlink:href="#__RefHeading___Toc3153_2669661622" text:style-name="Index_20_Link" text:visited-style-name="Index_20_Link">4 Tutorial<text:tab/>3</text:a></text:p>
          <text:p text:style-name="P24"><text:a xlink:type="simple" xlink:href="#__RefHeading___Toc3155_2669661622" text:style-name="Index_20_Link" text:visited-style-name="Index_20_Link">4.1 Compilation<text:tab/>3</text:a></text:p>
          <text:p text:style-name="P24"><text:a xlink:type="simple" xlink:href="#__RefHeading___Toc3157_2669661622" text:style-name="Index_20_Link" text:visited-style-name="Index_20_Link">4.2 Java project structure<text:tab/>3</text:a></text:p>
          <text:p text:style-name="P24"><text:a xlink:type="simple" xlink:href="#__RefHeading___Toc3159_2669661622" text:style-name="Index_20_Link" text:visited-style-name="Index_20_Link">4.3 React project structure<text:tab/>3</text:a></text:p>
          <text:p text:style-name="P24"><text:a xlink:type="simple" xlink:href="#__RefHeading___Toc3161_2669661622" text:style-name="Index_20_Link" text:visited-style-name="Index_20_Link">4.4 Supported types<text:tab/>4</text:a></text:p>
          <text:p text:style-name="P24"><text:a xlink:type="simple" xlink:href="#__RefHeading___Toc3163_2669661622" text:style-name="Index_20_Link" text:visited-style-name="Index_20_Link">4.5 Demo projects<text:tab/>4</text:a></text:p>
        </text:index-body>
      </text:table-of-content>
      <text:p text:style-name="P10"/>
      <text:list xml:id="list238979380" text:style-name="WWNum2">
        <text:list-item>
          <text:list>
            <text:list-item>
              <text:h text:style-name="P28" text:outline-level="2"><text:bookmark-start text:name="__RefHeading___Toc3147_2669661622"/>Introduction<text:bookmark-end text:name="__RefHeading___Toc3147_2669661622"/></text:h>
            </text:list-item>
          </text:list>
        </text:list-item>
      </text:list>
      <text:p text:style-name="P5">Presents tool for compilation from Java code to Babel javascript (extension of Ecmascript 6.0), Java API and React API for cross-platform development.</text:p>
      <text:list xml:id="list102719403770211" text:continue-numbering="true" text:style-name="WWNum2">
        <text:list-item>
          <text:list>
            <text:list-item>
              <text:h text:style-name="P28" text:outline-level="2"><text:bookmark-start text:name="__RefHeading___Toc3149_2669661622"/>Requirements<text:bookmark-end text:name="__RefHeading___Toc3149_2669661622"/></text:h>
            </text:list-item>
          </text:list>
        </text:list-item>
      </text:list>
      <text:list xml:id="list2191375100" text:style-name="WWNum3">
        <text:list-item>
          <text:p text:style-name="P30">Java 8 </text:p>
        </text:list-item>
        <text:list-item>
          <text:p text:style-name="P30">Maven tool</text:p>
        </text:list-item>
        <text:list-item>
          <text:p text:style-name="P30">Npm tool.</text:p>
        </text:list-item>
        <text:list-item>
          <text:p text:style-name="P30">React &gt; 16.*</text:p>
        </text:list-item>
      </text:list>
      <text:list xml:id="list102720944189992" text:continue-list="list102719403770211" text:style-name="WWNum2">
        <text:list-item>
          <text:list>
            <text:list-item>
              <text:h text:style-name="P28" text:outline-level="2"><text:bookmark-start text:name="__RefHeading___Toc3151_2669661622"/>Installation<text:bookmark-end text:name="__RefHeading___Toc3151_2669661622"/></text:h>
            </text:list-item>
          </text:list>
        </text:list-item>
      </text:list>
      <text:p text:style-name="P3"/>
      <text:list xml:id="list2779641749" text:style-name="WWNum4">
        <text:list-item>
          <text:p text:style-name="P31">Checkout Java Api in you java project folder. Source is shared between all projects</text:p>
        </text:list-item>
      </text:list>
      <text:p text:style-name="P12">terminal$ svn checkout svn://192.168.0.2/projects/ccbus/ccbusConnectLib/trunk <text:s/>ccbusConnectLib</text:p>
      <text:p text:style-name="P12">terminal$ cd ccbusConnectLib</text:p>
      <text:p text:style-name="P12">terminal$ mvn install</text:p>
      <text:p text:style-name="P12"/>
      <text:p text:style-name="P12"/>
      <text:p text:style-name="P11">Add module as dependency in you Maven project</text:p>
      <text:p text:style-name="P11"/>
      <text:p text:style-name="P11"><text:soft-page-break/></text:p>
      <text:p text:style-name="P1"><draw:custom-shape text:anchor-type="paragraph" draw:z-index="1" draw:name="Shape1" draw:style-name="gr1" draw:text-style-name="P37" svg:width="4.724in" svg:height="0.728in" svg:x="0.2575in" svg:y="-0.0772in"><text:p text:style-name="P20">&lt;dependency&gt;</text:p><text:p text:style-name="P18"><text:span text:style-name="T6"><text:s text:c="4"/>&lt;groupId&gt;</text:span><text:span text:style-name="T7">ccbus.connect</text:span><text:span text:style-name="T6">&lt;/groupId&gt;</text:span></text:p><text:p text:style-name="P18"><text:span text:style-name="T6"><text:s text:c="4"/>&lt;artifactId&gt;</text:span><text:span text:style-name="T7">ccbus-connect</text:span><text:span text:style-name="T6">&lt;/artifactId&gt;</text:span></text:p><text:p text:style-name="P18"><text:span text:style-name="T6"><text:s text:c="4"/>&lt;version&gt;</text:span><text:span text:style-name="T7">1.0.0</text:span><text:span text:style-name="T6">&lt;/version&gt;</text:span></text:p><text:p text:style-name="P18"><text:span text:style-name="T6">&lt;/dependency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It could be imported as module in your maven project, but still it have to be installed in mvn repository with "mvn install"</text:p>
      <text:p text:style-name="P2"/>
      <text:list xml:id="list102719404240853" text:continue-numbering="true" text:style-name="WWNum4">
        <text:list-item>
          <text:p text:style-name="P31">Checkout React Api as relative path to your react projects:</text:p>
        </text:list-item>
      </text:list>
      <text:p text:style-name="P12">terminal$ svn checkout svn://192.168.0.2/projects/ccbus/ccbusReact/ccbus/trunk <text:s/>ccbus</text:p>
      <text:p text:style-name="Text_20_body">Add following modules as dependencies in you react project</text:p>
      <text:p text:style-name="P12"><draw:custom-shape text:anchor-type="paragraph" draw:z-index="2" draw:name="Shape1" draw:style-name="gr1" draw:text-style-name="P37" svg:width="4.724in" svg:height="0.728in" svg:x="0.2063in" svg:y="-0.0366in"><text:p text:style-name="P18"><text:span text:style-name="T9">"dependencies"</text:span><text:span text:style-name="T10">: </text:span></text:p><text:p text:style-name="P18"><text:span text:style-name="T7">{ <text:s/></text:span><text:span text:style-name="T10"><text:s text:c="2"/></text:span></text:p><text:p text:style-name="P18"><text:span text:style-name="T10"><text:s text:c="5"/></text:span><text:span text:style-name="T9">"axios"</text:span><text:span text:style-name="T10">: </text:span><text:span text:style-name="T11">"^0.19.0"</text:span><text:span text:style-name="T10">,</text:span></text:p><text:p text:style-name="P18"><text:span text:style-name="T10"><text:s text:c="5"/></text:span><text:span text:style-name="T9">"ccbus"</text:span><text:span text:style-name="T10">: </text:span><text:span text:style-name="T11">"../ccbus"</text:span></text:p><text:p text:style-name="P18"><text:span text:style-name="T7">}</text:span><text:span text:style-name="T10">,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erminal$ npm install</text:p>
      <text:list xml:id="list3219880602" text:style-name="WWNum5">
        <text:list-item>
          <text:p text:style-name="P32">Checkout Ccbus compilation tool</text:p>
        </text:list-item>
      </text:list>
      <text:p text:style-name="P12">terminal$ svn export svn://192.168.0.2/projects/ccbus/ccbusTool/trunk/release/ccbus-tool.jar <text:s/>.</text:p>
      <text:p text:style-name="P12">#Make the bin executable</text:p>
      <text:p text:style-name="P12">[For linux] terminal$ sudo chmod +x ccbus-tool.jar</text:p>
      <text:list xml:id="list3811891554" text:style-name="WWNum6">
        <text:list-item>
          <text:p text:style-name="P33">Show help:</text:p>
        </text:list-item>
      </text:list>
      <text:p text:style-name="Text_20_body"><text:span text:style-name="T3"><text:tab/> <text:s text:c="5"/></text:span><text:span text:style-name="T4">java -jar ccbus-tool.jar -h</text:span></text:p>
      <text:list xml:id="list102720120225551" text:continue-numbering="true" text:style-name="WWNum6">
        <text:list-item>
          <text:p text:style-name="P33"><text:bookmark-start text:name="__DdeLink__562_3260222183"/>Generate configuration file:<text:bookmark-end text:name="__DdeLink__562_3260222183"/></text:p>
        </text:list-item>
      </text:list>
      <text:p text:style-name="P9">java -jar ccbus-tool.jar -g</text:p>
      <text:list xml:id="list102720050043845" text:continue-numbering="true" text:style-name="WWNum6">
        <text:list-item>
          <text:p text:style-name="P33"><draw:custom-shape text:anchor-type="paragraph" draw:z-index="0" draw:name="Shape1" draw:style-name="gr1" draw:text-style-name="P37" svg:width="5.6079in" svg:height="2.0406in" svg:x="0.4665in" svg:y="0.3598in"><text:p text:style-name="P21">[Server]</text:p><text:p text:style-name="P18"><text:span text:style-name="T8">projectPath=</text:span><text:span text:style-name="T12">/home/user/dev/java/ccbusdemo</text:span></text:p><text:p text:style-name="P18"><text:span text:style-name="T8">relativeSrcPath=</text:span><text:span text:style-name="T12">src/main/java/</text:span></text:p><text:p text:style-name="P18"><text:span text:style-name="T8">rootPackage=</text:span><text:span text:style-name="T12">ccbus.demo</text:span></text:p><text:p text:style-name="P19"/><text:p text:style-name="P21">[Client]</text:p><text:p text:style-name="P18"><text:span text:style-name="T8">projectPath=</text:span><text:span text:style-name="T12">/home/user/dev/react/ccbusdemo</text:span></text:p><text:p text:style-name="P18"><text:span text:style-name="T8">relativeSrcPath=</text:span><text:span text:style-name="T12">src</text:span></text:p><text:p text:style-name="P22">#platform=web|mobile</text:p><text:p text:style-name="P18"><text:span text:style-name="T8">platform=</text:span><text:span text:style-name="T12">web</text:span></text:p><text:p text:style-name="P19"/><text:p text:style-name="P21">[Ccbus]</text:p><text:p text:style-name="P18"><text:span text:style-name="T8">projectPath=</text:span><text:span text:style-name="T12">/home/user/dev/java/ccbusConnectLib</text:span></text:p><text:p text:style-name="P18"><text:span text:style-name="T8">relativeSrcPath=</text:span><text:span text:style-name="T12">src/main/java/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et up configuration file , example below:</text:p>
        </text:list-item>
      </text:list>
      <text:p text:style-name="P8">[Server] - Maven (Spring) project</text:p>
      <text:p text:style-name="P8"><text:soft-page-break/>[Client] - React project</text:p>
      <text:p text:style-name="P8">[Ccbus] - Ccbus Java API </text:p>
      <text:list xml:id="list102720817469671" text:continue-numbering="true" text:style-name="WWNum6">
        <text:list-item>
          <text:p text:style-name="P33">Set up project environments:</text:p>
        </text:list-item>
      </text:list>
      <text:p text:style-name="Text_20_body"><text:tab/><text:span text:style-name="T4">java -jar ccbus-tool.jar -i</text:span></text:p>
      <text:p text:style-name="P14"><text:tab/>This command will create proper structure in your spring and react project.</text:p>
      <text:p text:style-name="P14"><text:tab/>React project should work with absolute paths.</text:p>
      <text:p text:style-name="P11"><text:tab/></text:p>
      <text:list xml:id="list102721155270332" text:continue-list="list102720944189992" text:style-name="WWNum2">
        <text:list-item>
          <text:list>
            <text:list-item>
              <text:h text:style-name="P28" text:outline-level="2"><text:bookmark-start text:name="__RefHeading___Toc3153_2669661622"/>Tutorial<text:bookmark-end text:name="__RefHeading___Toc3153_2669661622"/></text:h>
              <text:list>
                <text:list-item>
                  <text:list>
                    <text:list-item>
                      <text:h text:style-name="P29" text:outline-level="4"><text:bookmark-start text:name="__RefHeading___Toc3155_2669661622"/>Compilation<text:bookmark-end text:name="__RefHeading___Toc3155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Every project should have separate configuration file. Put compilation tool with configuration file in your project root path. </text:p>
      <text:p text:style-name="Text_20_body">Compile file with:</text:p>
      <text:p text:style-name="P15">java -jar ccbus-tool.jar <text:s/>src/main/java/ccbus/demo/ccbus/web/components/EcmaComponentWorker.java</text:p>
      <text:p text:style-name="Text_20_body"/>
      <text:list xml:id="list10271952727208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9" text:outline-level="4"><text:bookmark-start text:name="__RefHeading___Toc3157_2669661622"/>Java project structure<text:bookmark-end text:name="__RefHeading___Toc3157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Bold text presents directory.</text:p>
      <text:p text:style-name="P4">java</text:p>
      <text:p text:style-name="P6">|</text:p>
      <text:p text:style-name="P7">ccbus</text:p>
      <text:p text:style-name="Standard"><text:tab/><text:tab/>|</text:p>
      <text:p text:style-name="Standard"><text:tab/><text:tab/> <text:span text:style-name="T2">payload</text:span> <text:s text:c="2"/># Holds shared compilation units. They are compiled in both project <text:tab/><text:tab/><text:tab/>|<text:tab/>| <text:s text:c="3"/># sources;</text:p>
      <text:p text:style-name="Standard"><text:tab/><text:tab/>|<text:tab/>|</text:p>
      <text:p text:style-name="Standard"><text:tab/><text:tab/>|<text:tab/><text:span text:style-name="T2">web</text:span></text:p>
      <text:p text:style-name="Standard"><text:tab/><text:tab/>| <text:s text:c="15"/>| <text:tab/> <text:s text:c="5"/></text:p>
      <text:p text:style-name="Standard"><text:tab/><text:tab/>| <text:s text:c="15"/><text:span text:style-name="T2">components</text:span> # Holds Component classes that are compiled to React <text:tab/><text:tab/><text:tab/>|<text:tab/><text:tab/><text:tab/> # component and server workers.</text:p>
      <text:p text:style-name="Standard"><text:tab/><text:tab/>|<text:tab/><text:tab/><text:tab/> # It is not imported in server project, more like dummy class;</text:p>
      <text:p text:style-name="Standard"><text:tab/> <text:tab/>|<text:tab/><text:tab/> <text:s text:c="9"/></text:p>
      <text:p text:style-name="Standard"><text:tab/><text:tab/><text:span text:style-name="T2">worker</text:span><text:tab/> <text:s text:c="2"/># Holds server worker classes that are extracted from component <text:tab/><text:tab/><text:tab/><text:tab/> <text:s text:c="2"/><text:tab/> <text:s text:c="2"/># compilation unit. It is imported <text:s/>in project source;</text:p>
      <text:list xml:id="list10272111254585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9" text:outline-level="4"><text:bookmark-start text:name="__RefHeading___Toc3159_2669661622"/>React project structure<text:bookmark-end text:name="__RefHeading___Toc3159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Bold text presents directory.</text:p>
      <text:p text:style-name="Standard"><text:tab/><text:span text:style-name="T2">src</text:span></text:p>
      <text:p text:style-name="Standard"><text:tab/> <text:s text:c="2"/>|</text:p>
      <text:p text:style-name="Standard"><text:tab/> <text:s/><text:span text:style-name="T2"><text:s/>payload # </text:span><text:span text:style-name="T13">Holds compiled react payloads;</text:span></text:p>
      <text:p text:style-name="Standard"><text:tab/> <text:s text:c="2"/>|</text:p>
      <text:p text:style-name="Standard"><text:tab/> <text:s text:c="2"/><text:span text:style-name="T2">components # </text:span><text:span text:style-name="T13">Holds compiled react components;</text:span></text:p>
      <text:p text:style-name="Standard"><text:soft-page-break/><text:tab/> <text:s text:c="2"/>|<text:tab/> <text:s text:c="8"/><text:tab/></text:p>
      <text:p text:style-name="Standard"><text:s text:c="15"/>package.json # Project configuration file. Set up dependencies...</text:p>
      <text:p text:style-name="Standard"><text:tab/> <text:s text:c="2"/>|</text:p>
      <text:p text:style-name="Standard"><text:tab/> <text:s text:c="2"/>jsconfig.json # <text:s/>Project configuration file. Set up project to use absolute path.</text:p>
      <text:p text:style-name="Standard"/>
      <text:list xml:id="list102721194740850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9" text:outline-level="4"><text:bookmark-start text:name="__RefHeading___Toc3161_2669661622"/>Supported types<text:bookmark-end text:name="__RefHeading___Toc3161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omponent class and Payload class support following types:</text:p>
      <text:list xml:id="list2984981755" text:style-name="WWNum7">
        <text:list-item>
          <text:p text:style-name="P34">All java primitive types.</text:p>
        </text:list-item>
        <text:list-item>
          <text:p text:style-name="P34">String - length, matches, replace, split, join, compareTo</text:p>
        </text:list-item>
        <text:list-item>
          <text:p text:style-name="P34">HashMap - put, containsKey, get, remove</text:p>
        </text:list-item>
        <text:list-item>
          <text:p text:style-name="P34">ArrayList - size, add, get, remove, contains, indexOf, subList</text:p>
        </text:list-item>
        <text:list-item>
          <text:p text:style-name="P34">List - size, add, get, remove, subList</text:p>
        </text:list-item>
        <text:list-item>
          <text:p text:style-name="P34">Function - apply</text:p>
        </text:list-item>
        <text:list-item>
          <text:p text:style-name="P34">BiFunction - apply</text:p>
        </text:list-item>
        <text:list-item>
          <text:p text:style-name="P34">Object - Not available methods</text:p>
        </text:list-item>
        <text:list-item>
          <text:p text:style-name="P34">joda DateTme - toString</text:p>
        </text:list-item>
      </text:list>
      <text:list xml:id="list102719649609826" text:continue-list="list102721194740850" text:style-name="WWNum2">
        <text:list-item>
          <text:list>
            <text:list-item>
              <text:list>
                <text:list-item>
                  <text:list>
                    <text:list-item>
                      <text:h text:style-name="P29" text:outline-level="4"><text:bookmark-start text:name="__RefHeading___Toc3163_2669661622"/>Demo projects<text:bookmark-end text:name="__RefHeading___Toc3163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For demo project please checkout following projects:</text:p>
      <text:p text:style-name="P36"><text:span text:style-name="T4">ccbusdemo/</text:span><text:span text:style-name="T15">client</text:span><text:span text:style-name="T4">/ccbusdemo/</text:span></text:p>
      <text:p text:style-name="P35">ccbusdemo/<text:span text:style-name="T14">server</text:span>/ccbusdemo/</text:p>
      <text:p text:style-name="Text_20_body"/>
      <text:p text:style-name="P13">Happy coding :)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290" style:num-suffix="◦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  <style:text-properties style:font-name="OpenSymbol1"/>
      </text:list-level-style-bullet>
      <text:list-level-style-bullet text:level="3" text:style-name="ListLabel_20_291" style:num-suffix="▪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  <style:text-properties style:font-name="OpenSymbol1"/>
      </text:list-level-style-bullet>
      <text:list-level-style-bullet text:level="4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293" style:num-suffix="◦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  <style:text-properties style:font-name="OpenSymbol1"/>
      </text:list-level-style-bullet>
      <text:list-level-style-bullet text:level="6" text:style-name="ListLabel_20_294" style:num-suffix="▪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  <style:text-properties style:font-name="OpenSymbol1"/>
      </text:list-level-style-bullet>
      <text:list-level-style-bullet text:level="7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296" style:num-suffix="◦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  <style:text-properties style:font-name="OpenSymbol1"/>
      </text:list-level-style-bullet>
      <text:list-level-style-bullet text:level="9" text:style-name="ListLabel_20_297" style:num-suffix="▪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0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0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0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0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0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0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7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2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2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2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b5a87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>
        <style:header-footer-properties fo:min-height="0.2917in" fo:margin-left="0in" fo:margin-right="0in" fo:margin-top="0.25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x="-0.0043in" svg:y="-0.45in" svg:width="0.4in" svg:height="0.55in" draw:z-index="9"><draw:image xlink:href="Pictures/100002010000007C000000ABB1CA45E7DFAF0BD0.png" xlink:type="simple" xlink:show="embed" xlink:actuate="onLoad" loext:mime-type="image/png"/></draw:frame></text:p>
      </style:header>
      <style:footer>
        <text:p text:style-name="Footer"><text:span text:style-name="MT1"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4:08:18</meta:creation-date>
    <meta:initial-creator>Artyom Radulov</meta:initial-creator>
    <dc:language>en-US</dc:language>
    <dc:date>2021-01-07T10:27:19.083454900</dc:date>
    <meta:editing-cycles>40</meta:editing-cycles>
    <meta:editing-duration>PT2H23M57S</meta:editing-duration>
    <meta:generator>LibreOffice/6.4.6.2$Linux_X86_64 LibreOffice_project/40$Build-2</meta:generator>
    <meta:document-statistic meta:table-count="0" meta:image-count="1" meta:object-count="0" meta:page-count="4" meta:paragraph-count="116" meta:word-count="519" meta:character-count="3855" meta:non-whitespace-character-count="3276"/>
  </office:meta>
</office:document-meta>
</file>